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2227" officeooo:paragraph-rsid="000422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es</text:p>
      <text:p text:style-name="P1"/>
      <text:p text:style-name="P1"/>
      <text:p text:style-name="P1">Bieder, R. (1995). Native American communities in Wisconsin, 1600-1960: A study of tradition and change. Madison: University of Wisconsin Press. </text:p>
      <text:p text:style-name="P1"/>
      <text:p text:style-name="P1">Daniels, P. (1990). Fundamentals of grammatology, Journal of the American Oriental Society 119 (4), 727-731. JSTOR 602899</text:p>
      <text:p text:style-name="P1"/>
      <text:p text:style-name="P1">Fletcher, A. (1890a). A phonetic alphabet used by the Winnebago tribe of Indians. Journal of American Folk-Lore, 3(11), 299-301. </text:p>
      <text:p text:style-name="P1"/>
      <text:p text:style-name="P1">Fletcher, A. (1890b.) The phonetic alphabet of the Winnebago Indians. Proceedings of the American Association for the Advancement of Science, 38th Meeting. Held at Toronto, Ont., August 1889. Salem, Mass: 354-357. </text:p>
      <text:p text:style-name="P1"/>
      <text:p text:style-name="P1">Helmbrecht, J., and Lehman, C. (Eds.) (2010). Hoc\k{a}k teaching materials (Vol. I). Albany: State University of New York Press. </text:p>
      <text:p text:style-name="P1"/>
      <text:p text:style-name="P1">Jones, W. (1906). An Algonquian syllabary. In B. Lanfer (Ed.), Boas anniversary volume: anthropological papers written in honor of Franz Boas (pp. 88-93). New York: G. E. Stechert. </text:p>
      <text:p text:style-name="P1"/>
      <text:p text:style-name="P1">Lipkind, W. (1945). Winnebago grammar. Morningside Heights, NY: Kings?s Crown Press.</text:p>
      <text:p text:style-name="P1"/>
      <text:p text:style-name="P1">Mark, J. (1988). A stranger in her native land: Alice Fletcher and the American Indians. Lincoln: University of Nebraska Press. </text:p>
      <text:p text:style-name="P1"/>
      <text:p text:style-name="P1">Mesquakie-Sauk (Sac and Fox). (1998-2015). Native languages of the Americas. Retrieved from http://www.native-languages.org/meskwaki-sauk.htm.</text:p>
      <text:p text:style-name="P1"/>
      <text:p text:style-name="P1">Radin, P. (1954). The evolution of an American prose epic: a study in comparative literature (Pt. 1). Basil, Switzerland: Ethnographical Museum. </text:p>
      <text:p text:style-name="P1"/>
      <text:p text:style-name="P1">Susman, A. L. (1939). The Winnebago syllabary. (Manuscript, Freeman guide no. 3903, Library of the American Philosophical Society, Philadelphia.) </text:p>
      <text:p text:style-name="P1"/>
      <text:p text:style-name="P1">Susman, A. L. (1943). The accentual system of Winnebago. (Doctoral dissertation, Columbia University, New York.) </text:p>
      <text:p text:style-name="P1"/>
      <text:p text:style-name="P1">Walker, W. (1981). Native American writing systems. In C. A. Ferguson \&amp; S. B. Heath (Eds.), Languages in the USA (pp. 145-174). Cambridge and New York: Cambridge University Press. </text:p>
      <text:p text:style-name="P1"/>
      <text:p text:style-name="P1">Walker, W. (1996). Native writing systems. In I. Goddard (Vol. Ed.), Handbook of North American Indians (Vol. 17) (pp. 158-184). Washington, D.C.: Smithsonian Institut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09:20:26.508512578</meta:creation-date>
    <dc:date>2016-01-28T09:20:57.739684375</dc:date>
    <meta:editing-duration>PT31S</meta:editing-duration>
    <meta:editing-cycles>1</meta:editing-cycles>
    <meta:document-statistic meta:table-count="0" meta:image-count="0" meta:object-count="0" meta:page-count="1" meta:paragraph-count="15" meta:word-count="287" meta:character-count="2040" meta:non-whitespace-character-count="1757"/>
    <meta:generator>LibreOffice/4.4.3.2$Linux_X86_64 LibreOffice_project/40m0$Build-2</meta:generator>
  </office:meta>
</office:document-meta>
</file>